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BASE DE DATOS</text:p>
      <text:p text:style-name="Standard"/>
      <text:p text:style-name="P2">FUNCIONES</text:p>
      <text:p text:style-name="Standard"/>
      <text:p text:style-name="Standard">Las usaremos para hacer acciones específicas que devuelvan un resultado concreto. El formato es el siguiente:</text:p>
      <text:p text:style-name="Standard"/>
      <text:p text:style-name="Standard">- <text:span text:style-name="Fuente_20_de_20_párrafo_20_predeter."><text:span text:style-name="T2">Inicio y fin: </text:span></text:span>antes de comenzar y finalizar una función es obligatorio delimitar el código a través de los comandos “delimiter //” y “end //”</text:p>
      <text:p text:style-name="Standard"/>
      <text:p text:style-name="Standard">-<text:span text:style-name="Fuente_20_de_20_párrafo_20_predeter."><text:span text:style-name="T2"> Declaración: </text:span></text:span>la función se declarará asignándole un nombre e indicando el tipo de datos de salida que se van a devolver → create function nombreFuncion() returns int deterministic</text:p>
      <text:p text:style-name="Standard">*El comando deterministic dependerá de si la función siempre devuelva o no los mismos valores*</text:p>
      <text:p text:style-name="Standard"/>
      <text:p text:style-name="Standard">-<text:span text:style-name="Fuente_20_de_20_párrafo_20_predeter."><text:span text:style-name="T2"> Inicio del cuerpo: </text:span></text:span>antes de comenzar con el contenido de la función será obligatorio añadir la función “begin”</text:p>
      <text:p text:style-name="Standard"/>
      <text:p text:style-name="Standard">-<text:span text:style-name="Fuente_20_de_20_párrafo_20_predeter."><text:span text:style-name="T2"> Llamada:</text:span></text:span> para poder ejecutar la función, se utilizará el comando “select”</text:p>
      <text:p text:style-name="Standard"/>
      <text:p text:style-name="Standard">- <text:span text:style-name="Fuente_20_de_20_párrafo_20_predeter."><text:span text:style-name="T2">Cuerpo de la función:</text:span></text:span> espacio donde se implementará el código de la función</text:p>
      <text:p text:style-name="Standard"><text:s/></text:p>
      <text:p text:style-name="Standard"><draw:frame draw:style-name="fr1" draw:name="Imagen1" text:anchor-type="paragraph" svg:width="11.345cm" style:rel-width="scale" svg:height="6.689cm" style:rel-height="scale" draw:z-index="7"><draw:image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omandos básicos</text:p>
      <text:p text:style-name="Standard"><text:span text:style-name="Fuente_20_de_20_párrafo_20_predeter."><text:span text:style-name="T2">Declare</text:span></text:span>: comando para declarar las variables. El comando debe incluir el nombre de la variable y el tipo de variable declarada. Declare num1 int;</text:p>
      <text:p text:style-name="Standard"/>
      <text:p text:style-name="Standard"><text:span text:style-name="Fuente_20_de_20_párrafo_20_predeter."><text:span text:style-name="T2">Set: </text:span></text:span>comando para asignar un valor a una variable creada. Set num1=10;</text:p>
      <text:p text:style-name="Standard"/>
      <text:p text:style-name="Standard"><text:span text:style-name="Fuente_20_de_20_párrafo_20_predeter."><text:span text:style-name="T2">Return: </text:span></text:span>comando para mostrar la salida de la función. Return num1;</text:p>
      <text:p text:style-name="Standard"/>
      <text:p text:style-name="Standard"><text:span text:style-name="Fuente_20_de_20_párrafo_20_predeter."><text:span text:style-name="T2">Drop function: </text:span></text:span>comando para eliminar la función creada, si modificamos una función debemos eliminarla y volver a ejecutarla para que se actualice su función. Drop function nueva;</text:p>
      <text:p text:style-name="Standard"/>
      <text:p text:style-name="Standard"/>
      <text:p text:style-name="Standard"/>
      <text:p text:style-name="Standard"><text:soft-page-break/><text:span text:style-name="Fuente_20_de_20_párrafo_20_predeter."><text:span text:style-name="T2">Tipo de función:</text:span></text:span> al crear una nueva función, deberemos indicar el tipo de función de la que se trata:<text:line-break/></text:p>
      <text:list xml:id="list7668465699261491361" text:style-name="L1">
        <text:list-item>
          <text:p text:style-name="P7"><text:span text:style-name="Fuente_20_de_20_párrafo_20_predeter."><text:span text:style-name="T2">Deterministic:</text:span></text:span> la función siempre devolverá el mismo resultado</text:p>
        </text:list-item>
        <text:list-item>
          <text:p text:style-name="P7"><text:span text:style-name="Fuente_20_de_20_párrafo_20_predeter."><text:span text:style-name="T2">No SQL:</text:span></text:span> la función no siempre devolverá el mismo resultado</text:p>
        </text:list-item>
      </text:list>
      <text:p text:style-name="Standard"/>
      <text:p text:style-name="Standard">Funciones:</text:p>
      <text:p text:style-name="Standard"/>
      <text:list xml:id="list2844215620190061908" text:style-name="L2">
        <text:list-item>
          <text:p text:style-name="P8"><text:span text:style-name="Fuente_20_de_20_párrafo_20_predeter."><text:span text:style-name="T2">AVG():</text:span></text:span> Calcula el promedio de un conjunto de números</text:p>
        </text:list-item>
        <text:list-item>
          <text:p text:style-name="P8"><text:span text:style-name="Fuente_20_de_20_párrafo_20_predeter."><text:span text:style-name="T2">COUNT():</text:span></text:span> Cuenta el número de filas en una tabla</text:p>
        </text:list-item>
        <text:list-item>
          <text:p text:style-name="P8"><text:span text:style-name="Fuente_20_de_20_párrafo_20_predeter."><text:span text:style-name="T2">SUM():</text:span></text:span> Calcula la suma de un conjunto de números</text:p>
        </text:list-item>
        <text:list-item>
          <text:p text:style-name="P8"><text:span text:style-name="Fuente_20_de_20_párrafo_20_predeter."><text:span text:style-name="T2">MAX():</text:span></text:span> Encuentra el valor máximo de un conjunto de números</text:p>
        </text:list-item>
        <text:list-item>
          <text:p text:style-name="P8"><text:span text:style-name="Fuente_20_de_20_párrafo_20_predeter."><text:span text:style-name="T2">MIN():</text:span></text:span> Encuentra el valor mínimo de un conjunto de números</text:p>
        </text:list-item>
        <text:list-item>
          <text:p text:style-name="P8"><text:span text:style-name="Fuente_20_de_20_párrafo_20_predeter."><text:span text:style-name="T2">CONCAT(): </text:span></text:span>Concatena dos o más cadenas</text:p>
        </text:list-item>
        <text:list-item>
          <text:p text:style-name="P8"><text:span text:style-name="Fuente_20_de_20_párrafo_20_predeter."><text:span text:style-name="T2">LENGTH(): </text:span></text:span>Devuelve la longitud de una cadena</text:p>
        </text:list-item>
      </text:list>
      <text:p text:style-name="Standard"/>
      <text:p text:style-name="Standard">Bucles:</text:p>
      <text:p text:style-name="Standard">Bucle if básico</text:p>
      <text:p text:style-name="Standard"/>
      <text:p text:style-name="Standard"><draw:frame draw:style-name="fr1" draw:name="Imagen2" text:anchor-type="paragraph" svg:width="12.806cm" style:rel-width="scale" svg:height="5.63cm" style:rel-height="scale" draw:z-index="8"><draw:image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paradores:</text:p>
      <text:p text:style-name="Standard"/>
      <text:list xml:id="list736223569917422450" text:style-name="L3">
        <text:list-item>
          <text:p text:style-name="P9">= igual</text:p>
        </text:list-item>
        <text:list-item>
          <text:p text:style-name="P9">&lt;=&gt; Igual (Compara con seguridad valores NULL)</text:p>
        </text:list-item>
        <text:list-item>
          <text:p text:style-name="P9">&lt;&gt; diferente</text:p>
        </text:list-item>
        <text:list-item>
          <text:p text:style-name="P9">!= diferente</text:p>
        </text:list-item>
        <text:list-item>
          <text:p text:style-name="P9">&gt; mayor que</text:p>
        </text:list-item>
        <text:list-item>
          <text:p text:style-name="P9">&gt;= mayor o igual que</text:p>
        </text:list-item>
        <text:list-item>
          <text:p text:style-name="P9">&lt; menor que</text:p>
        </text:list-item>
        <text:list-item>
          <text:p text:style-name="P9">&lt;= menor o igual que</text:p>
        </text:list-item>
        <text:list-item>
          <text:p text:style-name="P9">IN(): Valores que coinciden en una lista</text:p>
        </text:list-item>
        <text:list-item>
          <text:p text:style-name="P9">NOT: Negar una condición</text:p>
        </text:list-item>
        <text:list-item>
          <text:p text:style-name="P9">BETWEEN: Valores en un rango (incluye los extremos)</text:p>
        </text:list-item>
        <text:list-item>
          <text:p text:style-name="P9">IS NULL: verifica si el valor es NULL</text:p>
        </text:list-item>
        <text:list-item>
          <text:p text:style-name="P9">IS NOT NULL: Verifica si el valor es diferente de NULL</text:p>
        </text:list-item>
        <text:list-item>
          <text:p text:style-name="P9">LIKE: Definir un patrón de búsqueda y utiliza % y _</text:p>
        </text:list-item>
        <text:list-item>
          <text:p text:style-name="P9">EXIST: La condición se cumple si la subconsulta devuelve al menos una fila</text:p>
        </text:list-item>
      </text:list>
      <text:p text:style-name="Standard"/>
      <text:p text:style-name="Standard"><text:soft-page-break/></text:p>
      <text:p text:style-name="Standard"/>
      <text:p text:style-name="P2">PROCEDIMIENTOS</text:p>
      <text:p text:style-name="Standard"/>
      <text:p text:style-name="Standard">Se usarán para realizar modificaciones de tablas o contenidos de las bases de datos, podrán integrar llamadas a funciones que se encarguen de realizar las operaciones básicas y simplifiquen el código del propio procedimiento. El formato es el siguiente:</text:p>
      <text:p text:style-name="Standard"/>
      <text:p text:style-name="Standard">- <text:span text:style-name="Fuente_20_de_20_párrafo_20_predeter."><text:span text:style-name="T2">Inicio y fin: </text:span></text:span>antes de comenzar y finalizar un procedimiento es obligatorio delimitar el código a través de los comandos “delimiter //” y “end //”</text:p>
      <text:p text:style-name="Standard">- <text:span text:style-name="Fuente_20_de_20_párrafo_20_predeter."><text:span text:style-name="T2">Declaración: </text:span></text:span>procedimiento se declarará asignandole un nombre. Create procedure nombreProcedimiento()</text:p>
      <text:p text:style-name="Standard">- <text:span text:style-name="Fuente_20_de_20_párrafo_20_predeter."><text:span text:style-name="T2">Inicio del cuerpo:</text:span></text:span> antes de comenzar con el contenido del procedimiento será obligatorio añadir el comando “begin”</text:p>
      <text:p text:style-name="Standard">- <text:span text:style-name="Fuente_20_de_20_párrafo_20_predeter."><text:span text:style-name="T2">Llamada:</text:span></text:span> para poder ejecutar el procedimiento, se utilizará el comando “call”</text:p>
      <text:p text:style-name="Standard">- <text:span text:style-name="Fuente_20_de_20_párrafo_20_predeter."><text:span text:style-name="T2">Cuerpo de la fu</text:span></text:span><text:span text:style-name="Fuente_20_de_20_párrafo_20_predeter."><text:span text:style-name="T2">nción:</text:span></text:span> espacio donde se implementará el código del procedimiento</text:p>
      <text:p text:style-name="Standard"/>
      <text:p text:style-name="Standard"><draw:frame draw:style-name="fr1" draw:name="Imagen3" text:anchor-type="paragraph" svg:width="14.034cm" style:rel-width="scale" svg:height="4.868cm" style:rel-height="scale" draw:z-index="2"><draw:image/></draw:frame></text:p>
      <text:p text:style-name="P4">Comandos básicos:</text:p>
      <text:p text:style-name="Standard"/>
      <text:list xml:id="list7766611796774913017" text:style-name="L4">
        <text:list-item>
          <text:p text:style-name="P10"><text:span text:style-name="Fuente_20_de_20_párrafo_20_predeter."><text:span text:style-name="T2">Declare</text:span></text:span>: comando para declarar las variables. El comando debe incluir el nombre de la variable y el tipo de variable declarada. Declare num1 int;</text:p>
        </text:list-item>
        <text:list-item>
          <text:p text:style-name="P10"><text:span text:style-name="Fuente_20_de_20_párrafo_20_predeter."><text:span text:style-name="T2">Set</text:span></text:span>: comando para asignar un valor a una variable creada. Set num1=10;</text:p>
        </text:list-item>
        <text:list-item>
          <text:p text:style-name="P10"><text:span text:style-name="Fuente_20_de_20_párrafo_20_predeter."><text:span text:style-name="T2">Return</text:span></text:span>: comando para mostrar la salida de la función. Return num1;</text:p>
        </text:list-item>
        <text:list-item>
          <text:p text:style-name="P10"><text:span text:style-name="Fuente_20_de_20_párrafo_20_predeter."><text:span text:style-name="T2">Drop Procedure:</text:span></text:span> comando para eliminar la función creada. Si modificamos el procedimiento, deberemos eliminarla y volver a ejecutarla para que se actualice su función. Drop procedure nueva;</text:p>
        </text:list-item>
        <text:list-item>
          <text:p text:style-name="P10"><text:span text:style-name="Fuente_20_de_20_párrafo_20_predeter."><text:span text:style-name="T2">Tipo de procedimiento:</text:span></text:span> no será necesario indicar que tipo de procedimiento es, ya que los procedimientos no devolverán ningún resultado.</text:p>
        </text:list-item>
      </text:list>
      <text:p text:style-name="Standard"/>
      <text:p text:style-name="Standard"><draw:frame draw:style-name="fr1" draw:name="Imagen4" text:anchor-type="paragraph" svg:width="14.499cm" style:rel-width="scale" svg:height="3.429cm" style:rel-height="scale" draw:z-index="3"><draw:image/></draw:frame>Las funciones y los comparadores de los procedimientos son los mismos que los de las funciones</text:p>
      <text:p text:style-name="Standard"/>
      <text:p text:style-name="Standard"/>
      <text:p text:style-name="Standard"/>
      <text:p text:style-name="Standard"/>
      <text:p text:style-name="P2"><text:soft-page-break/>TRIGGERS</text:p>
      <text:p text:style-name="Standard"/>
      <text:p text:style-name="Standard">Procedimientos almacenados que se ejecutan automáticamente cada vez que se realice una operación que modifique una tabla (DELETE, INSERT, UPDATE), es decir, está asociado a un tipo de operación que altere la tabla. Algunas utilidades que les podemos dar a los triggers son:</text:p>
      <text:p text:style-name="Standard"><text:line-break/>- Guardar información sobre usuarios que han modificado tablas</text:p>
      <text:p text:style-name="Standard">- Realizar copias de seguridad de las tablas</text:p>
      <text:p text:style-name="Standard">- Verificar que los datos son correctos antes de añadirlos <text:s/>a las tablas</text:p>
      <text:p text:style-name="Standard"/>
      <text:p text:style-name="Standard">Formato:</text:p>
      <text:p text:style-name="Standard"/>
      <text:p text:style-name="Standard"><draw:frame draw:style-name="fr1" draw:name="Imagen5" text:anchor-type="paragraph" svg:width="15.856cm" style:rel-width="scale" svg:height="5.812cm" style:rel-height="scale" draw:z-index="4"><draw:image/></draw:frame></text:p>
      <text:p text:style-name="Standard"/>
      <text:p text:style-name="Standard">- <text:span text:style-name="Fuente_20_de_20_párrafo_20_predeter."><text:span text:style-name="T2">Inicio y fin:</text:span></text:span> antes de comenzar y finalizar un trigger es obligatorio delimitar el código a través de los comandos ‘delimiter //’ y ‘end //’</text:p>
      <text:p text:style-name="Standard">- <text:span text:style-name="Fuente_20_de_20_párrafo_20_predeter."><text:span text:style-name="T2">Declaración:</text:span></text:span> el trigger se declarará asignándole un nombre y no podrá recoger datos en la declaración (a diferencia de los procedimientos y funciones)</text:p>
      <text:p text:style-name="Standard">- <text:span text:style-name="Fuente_20_de_20_párrafo_20_predeter."><text:span text:style-name="T2">Inicio del cuerpo:</text:span></text:span> antes de comenzar con el contenido del trigger será obligatorio añadir el comando ‘begin’</text:p>
      <text:p text:style-name="Standard">- <text:span text:style-name="Fuente_20_de_20_párrafo_20_predeter."><text:span text:style-name="T2">For </text:span></text:span><text:span text:style-name="Fuente_20_de_20_párrafo_20_predeter."><text:span text:style-name="T2">Each Row:</text:span></text:span> comando que permite recorrer todos los campos de las tablas</text:p>
      <text:p text:style-name="Standard">- <text:span text:style-name="Fuente_20_de_20_párrafo_20_predeter."><text:span text:style-name="T2">Cuerpo del trigger:</text:span></text:span> espacio donde se implementará el código del trigger</text:p>
      <text:p text:style-name="Standard">- <text:span text:style-name="Fuente_20_de_20_párrafo_20_predeter."><text:span text:style-name="T2">Momento de ejecución:</text:span></text:span> Indica con qué tipo de operaciones se va a ejecutar el trigger</text:p>
      <text:list xml:id="list3988483397279109828" text:style-name="L5">
        <text:list-item>
          <text:p text:style-name="P11"><text:span text:style-name="Fuente_20_de_20_párrafo_20_predeter."><text:span text:style-name="T2">INSERT / UPDATE / DELETE:</text:span></text:span> Indica con qué tipo de operaciones se va a ejecutar el trigger</text:p>
        </text:list-item>
        <text:list-item>
          <text:p text:style-name="P11"><text:span text:style-name="Fuente_20_de_20_párrafo_20_predeter."><text:span text:style-name="T2">BEFORE / AFTER:</text:span></text:span> Indica el momento exacto en el que se ejecutará el trigger, antes o después de ejecutar la operación</text:p>
        </text:list-item>
      </text:list>
      <text:p text:style-name="Standard"/>
      <text:p text:style-name="Standard">Para poder obtener datos insertados o modificados, será necesario realizar la llamada mediante los comandos NEW y/o OLD.</text:p>
      <text:p text:style-name="Standard"/>
      <text:list xml:id="list4171149848872117191" text:style-name="L6">
        <text:list-item>
          <text:p text:style-name="P12"><text:span text:style-name="Fuente_20_de_20_párrafo_20_predeter."><text:span text:style-name="T2">NEW: </text:span></text:span>se usa para llamar a un campo antiguo una vez modificado→ Ejemplo) set nuevo=NEW.nombre</text:p>
        </text:list-item>
      </text:list>
      <text:p text:style-name="Standard"/>
      <text:list xml:id="list8869677694142826120" text:style-name="L7">
        <text:list-item>
          <text:p text:style-name="P13"><text:span text:style-name="Fuente_20_de_20_párrafo_20_predeter."><text:span text:style-name="T2">OLD:</text:span></text:span> se usa para llamar a un campo antiguo una vez modificado→ Ejemplo) set viejo=OLD.nombr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Bucle while</text:p>
      <text:p text:style-name="Standard"/>
      <text:p text:style-name="Standard">Estructura del bucle:</text:p>
      <text:p text:style-name="Standard"/>
      <text:p text:style-name="Standard">while (condición) do</text:p>
      <text:p text:style-name="Standard">//Bloque de instrucciones</text:p>
      <text:p text:style-name="Standard">end while;</text:p>
      <text:p text:style-name="Standard"/>
      <text:p text:style-name="P3">Cosas para el examen:</text:p>
      <text:p text:style-name="Standard"/>
      <text:p text:style-name="Standard"><text:span text:style-name="Fuente_20_de_20_párrafo_20_predeter."><text:span text:style-name="T1">Raíz cuadrada:</text:span></text:span> Para hacer la raíz cuadrada de un número usaremos la función SQRT(), que funciona de la siguiente forma:</text:p>
      <text:p text:style-name="Standard"/>
      <text:p text:style-name="P5"><draw:frame draw:style-name="fr2" draw:name="Imagen 6" text:anchor-type="as-char" svg:y="0cm" svg:width="4.868cm" style:rel-width="scale" svg:height="1.482cm" style:rel-height="scale" draw:z-index="0"><draw:image/></draw:frame></text:p>
      <text:p text:style-name="Standard"/>
      <text:p text:style-name="Standard">En este ejemplo se hace la raíz cuadrada de 25, en caso de querer hacer otra raíz no nos sirve la función SQRT, y lo que haremos es elevar el número a 1/n, siendo n el numero de la raíz que queremos calcular. En este ejemplo hacemos la raíz cúbica de 27</text:p>
      <text:p text:style-name="Standard"/>
      <text:p text:style-name="P5"><draw:frame draw:style-name="fr2" draw:name="Imagen 7" text:anchor-type="as-char" svg:y="0cm" svg:width="6.668cm" style:rel-width="scale" svg:height="1.376cm" style:rel-height="scale" draw:z-index="1"><draw:image/></draw:frame></text:p>
      <text:p text:style-name="Standard"/>
      <text:p text:style-name="Standard"><text:span text:style-name="Fuente_20_de_20_párrafo_20_predeter."><text:span text:style-name="T1">Elevado</text:span></text:span>: Como hemos puesto antes, para elevar un número a otro usaremos la función POWER(), seguida dentro de los paréntesis del número que queremos elevar y el número al que lo elevamos</text:p>
      <text:p text:style-name="Standard"/>
      <text:p text:style-name="P5"><draw:frame draw:style-name="fr2" draw:name="Imagen 8" text:anchor-type="as-char" svg:y="0cm" svg:width="5.823cm" style:rel-width="scale" svg:height="1.111cm" style:rel-height="scale" draw:z-index="5"><draw:image/></draw:frame></text:p>
      <text:p text:style-name="P5"/>
      <text:p text:style-name="Standard">Aquí, ha elevado 2^3, dando como resultado 8</text:p>
      <text:p text:style-name="Standard"/>
      <text:p text:style-name="Standard"><text:span text:style-name="Fuente_20_de_20_párrafo_20_predeter."><text:span text:style-name="T1">R</text:span></text:span><text:span text:style-name="Fuente_20_de_20_párrafo_20_predeter."><text:span text:style-name="T1">andom</text:span></text:span>: Para generar números aleatorios en mysql, usaremos la función RANDOM(), para generar un número aleatorio entre 2 valores haremos lo siguiente:</text:p>
      <text:p text:style-name="Standard"/>
      <text:list xml:id="list502485648582502131" text:style-name="L8">
        <text:list-item>
          <text:p text:style-name="P14">Usaremos FLOOR() al principio para que nos redondee y nos coja el número más pequeño del rango</text:p>
        </text:list-item>
        <text:list-item>
          <text:p text:style-name="P14">Usaremos RANDOM() al cual le multiplicaremos el número más alto de nuestro rango, menos el número más bajo de nuestro rango y le sumaremos 1</text:p>
        </text:list-item>
        <text:list-item>
          <text:p text:style-name="P14">Por último, fuera del random, le sumamos a la función el número más bajo de nuestro rango</text:p>
        </text:list-item>
      </text:list>
      <text:p text:style-name="Standard"/>
      <text:p text:style-name="Standard">Por lo tanto, si queremos generar un número aleatorio entre el 15 y 75 por ejemplo, haríamos algo así:</text:p>
      <text:p text:style-name="Standard"/>
      <text:p text:style-name="P5"><draw:frame draw:style-name="fr2" draw:name="Imagen 9" text:anchor-type="as-char" svg:y="0cm" svg:width="8.493cm" style:rel-width="scale" svg:height="1.349cm" style:rel-height="scale" draw:z-index="6"><draw:image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Liberation Serif" style:font-name-asian="NSimSun" style:font-name-complex="Lucida Sans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23-04-23T11:06:00Z</meta:creation-date>
    <dc:date>2023-05-18T23:46:16.33</dc:date>
    <meta:editing-cycles>13</meta:editing-cycles>
    <meta:editing-duration>PT5H53M49S</meta:editing-duration>
    <meta:document-statistic meta:table-count="0" meta:image-count="9" meta:object-count="0" meta:page-count="5" meta:paragraph-count="94" meta:word-count="1173" meta:character-count="6819"/>
    <meta:template xlink:type="simple" xlink:actuate="onRequest" xlink:title="" xlink:href="Normal"/>
  </office:meta>
</office:document-meta>
</file>